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b2b2b2" draw:fill="none" draw:textarea-vertical-align="middle"/>
    </style:style>
    <style:style style:name="gr2" style:family="graphic" style:parent-style-name="objectwithoutfill">
      <style:graphic-properties draw:stroke="dash" draw:stroke-dash="Dashed_20__28_var_29_" svg:stroke-width="0.025cm" svg:stroke-color="#b2b2b2" draw:marker-start-width="0.291cm" draw:marker-end-width="0.291cm" draw:fill="none" draw:textarea-vertical-align="middle" fo:padding-top="0.138cm" fo:padding-bottom="0.138cm" fo:padding-left="0.263cm" fo:padding-right="0.263cm"/>
    </style:style>
    <style:style style:name="gr3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Light_20_Red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0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1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2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3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4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5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6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7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8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1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2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3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4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5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6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7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8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9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30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31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32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33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34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35" style:family="graphic" style:parent-style-name="standard" style:list-style-name="L2">
      <style:graphic-properties draw:stroke="solid" svg:stroke-width="0.04cm" svg:stroke-color="#000000" draw:marker-start="" draw:marker-start-width="0.26cm" draw:marker-start-center="false" draw:marker-end="" draw:marker-end-width="0.26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6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5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6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7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8" style:family="graphic" style:parent-style-name="standard" style:list-style-name="L2">
      <style:graphic-properties draw:stroke="solid" svg:stroke-width="0.04cm" svg:stroke-color="#666666" draw:marker-start="" draw:marker-start-width="0.26cm" draw:marker-start-center="false" draw:marker-end="" draw:marker-end-width="0.26cm" draw:marker-end-center="false" draw:fill="gradient" draw:fill-color="#cfe7f5" draw:fill-gradient-name="Greyscale_20_Linear_20_B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9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Light_20_Purpl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0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1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2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Light_20_Orange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3" style:family="graphic" style:parent-style-name="standard" style:list-style-name="L2">
      <style:graphic-properties draw:stroke="solid" svg:stroke-width="0.04cm" svg:stroke-color="#b2b2b2" draw:marker-start="" draw:marker-start-width="0.26cm" draw:marker-start-center="false" draw:marker-end="" draw:marker-end-width="0.26cm" draw:marker-end-center="false" draw:fill="gradient" draw:fill-color="#cfe7f5" draw:fill-gradient-name="Light_20_Grey_20_Linear_20_B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4" style:family="graphic" style:parent-style-name="standard" style:list-style-name="L2">
      <style:graphic-properties draw:stroke="solid" svg:stroke-width="0.04cm" svg:stroke-color="#000000" draw:marker-start="" draw:marker-start-width="0.26cm" draw:marker-start-center="false" draw:marker-end="" draw:marker-end-width="0.26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5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073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svg:stroke-opacity="100%" draw:stroke-linejoin="round" draw:fill="gradient" draw:fill-color="#f7941d" draw:secondary-fill-color="#cfe7e5" draw:fill-gradient-name="Light_20_Grey_20_Linear_20_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120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121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122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123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124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125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126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127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128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129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130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131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132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133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134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135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136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137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138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139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140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141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142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143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144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145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146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147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148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149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150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151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152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153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154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155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156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157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158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159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160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161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162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163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164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165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166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167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168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169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170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171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172" style:family="graphic" style:parent-style-name="standard" style:list-style-name="L2">
      <style:graphic-properties draw:stroke="solid" svg:stroke-width="0.04cm" svg:stroke-color="#000000" draw:marker-start="" draw:marker-start-width="0.23cm" draw:marker-start-center="false" draw:marker-end="" draw:marker-end-width="0.23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174" style:family="graphic" style:parent-style-name="standard" style:list-style-name="L2">
      <style:graphic-properties draw:stroke="solid" svg:stroke-width="0.04cm" svg:stroke-color="#ff0000" draw:marker-start="" draw:marker-start-width="0.2cm" draw:marker-start-center="false" draw:marker-end="" draw:marker-end-width="0.2cm" draw:marker-end-center="false" draw:fill="solid" draw:fill-color="#ff0000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175" style:family="graphic" style:parent-style-name="standard" style:list-style-name="L2">
      <style:graphic-properties draw:stroke="solid" svg:stroke-width="0.04cm" svg:stroke-color="#ff0000" draw:marker-start="" draw:marker-start-width="0.2cm" draw:marker-start-center="false" draw:marker-end="" draw:marker-end-width="0.2cm" draw:marker-end-center="false" draw:fill="solid" draw:fill-color="#ff0000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76" style:family="graphic" style:parent-style-name="standard" style:list-style-name="L2">
      <style:graphic-properties draw:stroke="solid" svg:stroke-width="0.04cm" svg:stroke-color="#0000ff" draw:marker-start="" draw:marker-start-width="0.2cm" draw:marker-start-center="false" draw:marker-end="" draw:marker-end-width="0.2cm" draw:marker-end-center="false" draw:fill="solid" draw:fill-color="#0000f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177" style:family="graphic" style:parent-style-name="standard" style:list-style-name="L2">
      <style:graphic-properties draw:stroke="solid" svg:stroke-width="0.04cm" svg:stroke-color="#0000ff" draw:marker-start="" draw:marker-start-width="0.2cm" draw:marker-start-center="false" draw:marker-end="" draw:marker-end-width="0.2cm" draw:marker-end-center="false" draw:fill="solid" draw:fill-color="#0000f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78" style:family="graphic" style:parent-style-name="standard" style:list-style-name="L2">
      <style:graphic-properties draw:stroke="solid" svg:stroke-width="0.04cm" svg:stroke-color="#008000" draw:marker-start="" draw:marker-start-width="0.2cm" draw:marker-start-center="false" draw:marker-end="" draw:marker-end-width="0.2cm" draw:marker-end-center="false" draw:fill="solid" draw:fill-color="#008000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179" style:family="graphic" style:parent-style-name="standard" style:list-style-name="L2">
      <style:graphic-properties draw:stroke="solid" svg:stroke-width="0.04cm" svg:stroke-color="#008000" draw:marker-start="" draw:marker-start-width="0.2cm" draw:marker-start-center="false" draw:marker-end="" draw:marker-end-width="0.2cm" draw:marker-end-center="false" draw:fill="solid" draw:fill-color="#008000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80" style:family="graphic" style:parent-style-name="standard" style:list-style-name="L2">
      <style:graphic-properties draw:stroke="solid" svg:stroke-width="0.04cm" svg:stroke-color="#808080" draw:marker-start="" draw:marker-start-width="0.2cm" draw:marker-start-center="false" draw:marker-end="" draw:marker-end-width="0.2cm" draw:marker-end-center="false" draw:fill="gradient" draw:fill-color="#cfe7f5" draw:fill-gradient-name="Light_20_Orange_20_Axial_20_H" draw:textarea-horizontal-align="justify" draw:textarea-vertical-align="middle" draw:auto-grow-height="false" fo:min-height="0.013cm" fo:min-width="0cm" fo:padding-top="0.12cm" fo:padding-bottom="0.12cm" fo:padding-left="0.245cm" fo:padding-right="0.245cm" draw:shadow="hidden" draw:shadow-offset-x="0.2cm" draw:shadow-offset-y="0.2cm" draw:shadow-color="#808080"/>
    </style:style>
    <style:style style:name="gr181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Blue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Blue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2">
      <style:graphic-properties draw:stroke="solid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2">
      <style:graphic-properties draw:stroke="solid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2">
      <style:graphic-properties draw:stroke="solid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2">
      <style:graphic-properties draw:stroke="solid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2">
      <style:graphic-properties draw:stroke="solid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2">
      <style:graphic-properties draw:stroke="solid" svg:stroke-width="0.04cm" svg:stroke-color="#be1e2d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2">
      <style:graphic-properties draw:stroke="solid" svg:stroke-width="0.04cm" svg:stroke-color="#0073bc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2">
      <style:graphic-properties draw:stroke="solid" draw:stroke-dash="Fine_20_Dashed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2">
      <style:graphic-properties draw:stroke="solid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>
      <style:graphic-properties draw:textarea-vertical-align="middle"/>
    </style:style>
    <style:style style:name="gr212" style:family="graphic" style:parent-style-name="standard">
      <style:graphic-properties svg:stroke-color="#c5000b" draw:textarea-vertical-align="middle"/>
    </style:style>
    <style:style style:name="gr213" style:family="graphic" style:parent-style-name="standard">
      <style:graphic-properties svg:stroke-color="#000000" draw:textarea-vertical-align="middle"/>
    </style:style>
    <style:style style:name="gr214" style:family="graphic" style:parent-style-name="standard">
      <style:graphic-properties draw:stroke="none" svg:stroke-color="#000000" draw:fill="none" draw:fill-color="#ffffff" fo:min-height="0.913cm"/>
    </style:style>
    <style:style style:name="gr215" style:family="graphic" style:parent-style-name="standard">
      <style:graphic-properties draw:stroke="none" svg:stroke-color="#000000" draw:fill="none" draw:fill-color="#ffffff" fo:min-height="1.03cm"/>
    </style:style>
    <style:style style:name="gr216" style:family="graphic" style:parent-style-name="standard">
      <style:graphic-properties draw:stroke="none" svg:stroke-color="#000000" draw:fill="none" draw:fill-color="#ffffff" fo:min-height="1.024cm"/>
    </style:style>
    <style:style style:name="gr217" style:family="graphic" style:parent-style-name="standard">
      <style:graphic-properties draw:stroke="none" svg:stroke-color="#000000" draw:fill="none" draw:fill-color="#ffffff" fo:min-height="0.817cm"/>
    </style:style>
    <style:style style:name="gr218" style:family="graphic" style:parent-style-name="standard">
      <style:graphic-properties draw:stroke="none" svg:stroke-color="#000000" draw:fill="none" draw:fill-color="#ffffff" fo:min-height="0.988cm"/>
    </style:style>
    <style:style style:name="gr219" style:family="graphic" style:parent-style-name="objectwithoutfill">
      <style:graphic-properties svg:stroke-color="#990066" draw:marker-end="Circle_20_unfilled" draw:marker-end-width="0.3cm" draw:fill="none" draw:textarea-vertical-align="middle"/>
    </style:style>
    <style:style style:name="gr220" style:family="graphic" style:parent-style-name="standard">
      <style:graphic-properties draw:stroke="none" svg:stroke-color="#000000" draw:fill="none" draw:fill-color="#ffffff" fo:min-height="0.544cm"/>
    </style:style>
    <style:style style:name="gr221" style:family="graphic" style:parent-style-name="standard">
      <style:graphic-properties draw:stroke="none" svg:stroke-color="#000000" draw:fill="none" draw:fill-color="#ffffff" fo:min-height="0.789cm"/>
    </style:style>
    <style:style style:name="gr222" style:family="graphic" style:parent-style-name="standard">
      <style:graphic-properties draw:stroke="none" svg:stroke-color="#000000" draw:fill="none" draw:fill-color="#ffffff" fo:min-height="0.491cm"/>
    </style:style>
    <style:style style:name="gr22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2.02cm" fo:min-width="1.781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>
      <style:graphic-properties draw:fill="solid" draw:fill-color="#729fcf" draw:textarea-vertical-align="middle"/>
    </style:style>
    <style:style style:name="gr239" style:family="graphic" style:parent-style-name="standard">
      <style:graphic-properties svg:stroke-color="#000000" draw:fill="solid" draw:fill-color="#729fc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20pt" style:language-asian="zh" style:country-asian="CN" style:font-style-asian="normal" style:font-weight-asian="normal" style:font-name-complex="Lohit Hind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style:text-properties fo:font-size="14pt" fo:font-weight="bold" style:font-size-asian="14pt" style:font-weight-asian="bold" style:font-size-complex="14pt" style:font-weight-complex="bold"/>
    </style:style>
    <style:style style:name="P10" style:family="paragraph">
      <style:text-properties fo:font-size="10pt" style:font-size-asian="10pt" style:font-size-complex="10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1pt" fo:font-weight="normal" style:font-size-asian="11pt" style:font-weight-asian="normal" style:font-size-complex="11pt" style:font-weight-complex="normal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22.787cm" svg:height="10.451cm" svg:x="3.537cm" svg:y="2.4cm">
          <text:p/>
        </draw:ellipse>
        <draw:ellipse draw:style-name="gr2" draw:text-style-name="P1" xml:id="id4" draw:id="id4" draw:layer="layout" svg:width="15.148cm" svg:height="5.887cm" svg:x="7.406cm" svg:y="4.55cm">
          <text:p/>
        </draw:ellipse>
        <draw:g xml:id="id1" draw:id="id1">
          <draw:path draw:style-name="gr3" draw:text-style-name="P2" draw:layer="layout" svg:width="0.973cm" svg:height="0.874cm" svg:x="12.948cm" svg:y="12.902cm" svg:viewBox="0 0 974 875" svg:d="M0 875c424 0 974-250 974-500s-16-375-325-375c0 268-649 517-649 875z">
            <text:p/>
          </draw:path>
          <draw:path draw:style-name="gr4" draw:text-style-name="P3" draw:layer="layout" svg:width="2.379cm" svg:height="1.499cm" svg:x="11.218cm" svg:y="12.34cm" svg:viewBox="0 0 2380 1500" svg:d="M2380 0c0 0 0 1000-1 750 2 438-513 750-1188 750-674 0-1190-312-1191-750 1 1 0-313 0-750 0 437 541 750 1191 750 649 0 1189-313 1189-750z">
            <text:p/>
          </draw:path>
          <draw:path draw:style-name="gr5" draw:text-style-name="P3" draw:layer="layout" svg:width="2.378cm" svg:height="1.497cm" svg:x="11.217cm" svg:y="11.59cm" svg:viewBox="0 0 2379 1498" svg:d="M1190 0c674 0 1189 324 1189 749s-515 749-1189 749c-675 0-1190-324-1190-749s515-749 1190-749z">
            <text:p/>
          </draw:path>
          <draw:polygon draw:style-name="gr6" draw:text-style-name="P3" draw:layer="layout" svg:width="0.649cm" svg:height="0.374cm" svg:x="12.516cm" svg:y="12.402cm" svg:viewBox="0 0 650 375" draw:points="325,0 217,62 650,312 541,375 108,125 0,187 0,0">
            <text:p/>
          </draw:polygon>
          <draw:polygon draw:style-name="gr7" draw:text-style-name="P3" draw:layer="layout" svg:width="0.648cm" svg:height="0.374cm" svg:x="11.65cm" svg:y="11.902cm" svg:viewBox="0 0 649 375" draw:points="541,250 649,187 649,375 324,375 432,312 0,62 108,0">
            <text:p/>
          </draw:polygon>
          <draw:polygon draw:style-name="gr8" draw:text-style-name="P3" draw:layer="layout" svg:width="0.649cm" svg:height="0.374cm" svg:x="11.65cm" svg:y="12.402cm" svg:viewBox="0 0 650 375" draw:points="108,250 542,0 650,62 216,312 324,375 0,375 0,187">
            <text:p/>
          </draw:polygon>
          <draw:polygon draw:style-name="gr9" draw:text-style-name="P3" draw:layer="layout" svg:width="0.648cm" svg:height="0.374cm" svg:x="12.516cm" svg:y="11.902cm" svg:viewBox="0 0 649 375" draw:points="432,62 324,0 649,0 649,187 541,125 108,375 0,312">
            <text:p/>
          </draw:polygon>
          <draw:path draw:style-name="gr10" draw:text-style-name="P3" draw:layer="layout" svg:width="2.378cm" svg:height="0.749cm" svg:x="11.217cm" svg:y="12.59cm" svg:viewBox="0 0 2379 750" svg:d="M2379 0c0 425-515 750-1189 750-675 0-1190-325-1190-750">
            <text:p/>
          </draw:path>
          <draw:line draw:style-name="gr11" draw:text-style-name="P4" draw:layer="layout" svg:x1="11.325cm" svg:y1="12.652cm" svg:x2="11.325cm" svg:y2="12.902cm">
            <text:p/>
          </draw:line>
          <draw:line draw:style-name="gr12" draw:text-style-name="P4" draw:layer="layout" svg:x1="11.542cm" svg:y1="12.839cm" svg:x2="11.542cm" svg:y2="13.089cm">
            <text:p/>
          </draw:line>
          <draw:line draw:style-name="gr13" draw:text-style-name="P4" draw:layer="layout" svg:x1="11.866cm" svg:y1="13.027cm" svg:x2="11.866cm" svg:y2="13.277cm">
            <text:p/>
          </draw:line>
          <draw:line draw:style-name="gr14" draw:text-style-name="P4" draw:layer="layout" svg:x1="12.191cm" svg:y1="13.089cm" svg:x2="12.191cm" svg:y2="13.339cm">
            <text:p/>
          </draw:line>
          <draw:line draw:style-name="gr15" draw:text-style-name="P4" draw:layer="layout" svg:x1="12.623cm" svg:y1="13.089cm" svg:x2="12.623cm" svg:y2="13.339cm">
            <text:p/>
          </draw:line>
          <draw:line draw:style-name="gr16" draw:text-style-name="P4" draw:layer="layout" svg:x1="12.948cm" svg:y1="13.027cm" svg:x2="12.948cm" svg:y2="13.277cm">
            <text:p/>
          </draw:line>
          <draw:line draw:style-name="gr17" draw:text-style-name="P4" draw:layer="layout" svg:x1="13.273cm" svg:y1="12.839cm" svg:x2="13.273cm" svg:y2="13.089cm">
            <text:p/>
          </draw:line>
          <draw:line draw:style-name="gr18" draw:text-style-name="P4" draw:layer="layout" svg:x1="13.489cm" svg:y1="12.652cm" svg:x2="13.489cm" svg:y2="12.902cm">
            <text:p/>
          </draw:line>
          <draw:line draw:style-name="gr19" draw:text-style-name="P4" draw:layer="layout" svg:x1="12.408cm" svg:y1="13.339cm" svg:x2="12.408cm" svg:y2="13.589cm">
            <text:p/>
          </draw:line>
          <draw:line draw:style-name="gr20" draw:text-style-name="P4" draw:layer="layout" svg:x1="12.84cm" svg:y1="13.277cm" svg:x2="12.84cm" svg:y2="13.527cm">
            <text:p/>
          </draw:line>
          <draw:line draw:style-name="gr21" draw:text-style-name="P4" draw:layer="layout" svg:x1="13.164cm" svg:y1="13.152cm" svg:x2="13.164cm" svg:y2="13.402cm">
            <text:p/>
          </draw:line>
          <draw:line draw:style-name="gr22" draw:text-style-name="P4" draw:layer="layout" svg:x1="13.381cm" svg:y1="13.027cm" svg:x2="13.381cm" svg:y2="13.277cm">
            <text:p/>
          </draw:line>
          <draw:line draw:style-name="gr23" draw:text-style-name="P4" draw:layer="layout" svg:x1="11.975cm" svg:y1="13.277cm" svg:x2="11.975cm" svg:y2="13.527cm">
            <text:p/>
          </draw:line>
          <draw:line draw:style-name="gr24" draw:text-style-name="P4" draw:layer="layout" svg:x1="11.65cm" svg:y1="13.152cm" svg:x2="11.65cm" svg:y2="13.402cm">
            <text:p/>
          </draw:line>
          <draw:line draw:style-name="gr25" draw:text-style-name="P4" draw:layer="layout" svg:x1="11.433cm" svg:y1="13.027cm" svg:x2="11.433cm" svg:y2="13.277cm">
            <text:p/>
          </draw:line>
          <draw:path draw:style-name="gr26" draw:text-style-name="P3" draw:layer="layout" svg:width="2.378cm" svg:height="0.749cm" svg:x="11.217cm" svg:y="12.839cm" svg:viewBox="0 0 2379 750" svg:d="M2379 0c0 425-515 750-1189 750-675 0-1190-325-1190-750">
            <text:p/>
          </draw:path>
          <draw:line draw:style-name="gr27" draw:text-style-name="P4" draw:layer="layout" svg:x1="11.325cm" svg:y1="13.152cm" svg:x2="11.325cm" svg:y2="13.402cm">
            <text:p/>
          </draw:line>
          <draw:line draw:style-name="gr28" draw:text-style-name="P4" draw:layer="layout" svg:x1="11.542cm" svg:y1="13.339cm" svg:x2="11.542cm" svg:y2="13.589cm">
            <text:p/>
          </draw:line>
          <draw:line draw:style-name="gr29" draw:text-style-name="P4" draw:layer="layout" svg:x1="11.866cm" svg:y1="13.527cm" svg:x2="11.866cm" svg:y2="13.777cm">
            <text:p/>
          </draw:line>
          <draw:line draw:style-name="gr30" draw:text-style-name="P4" draw:layer="layout" svg:x1="12.191cm" svg:y1="13.589cm" svg:x2="12.191cm" svg:y2="13.839cm">
            <text:p/>
          </draw:line>
          <draw:line draw:style-name="gr31" draw:text-style-name="P4" draw:layer="layout" svg:x1="12.623cm" svg:y1="13.589cm" svg:x2="12.623cm" svg:y2="13.839cm">
            <text:p/>
          </draw:line>
          <draw:line draw:style-name="gr32" draw:text-style-name="P4" draw:layer="layout" svg:x1="12.948cm" svg:y1="13.527cm" svg:x2="12.948cm" svg:y2="13.777cm">
            <text:p/>
          </draw:line>
          <draw:line draw:style-name="gr33" draw:text-style-name="P4" draw:layer="layout" svg:x1="13.273cm" svg:y1="13.339cm" svg:x2="13.273cm" svg:y2="13.589cm">
            <text:p/>
          </draw:line>
          <draw:line draw:style-name="gr34" draw:text-style-name="P4" draw:layer="layout" svg:x1="13.489cm" svg:y1="13.152cm" svg:x2="13.489cm" svg:y2="13.402cm">
            <text:p/>
          </draw:line>
          <draw:path draw:style-name="gr35" draw:text-style-name="P3" draw:layer="layout" svg:width="2.38cm" svg:height="2.248cm" svg:x="11.217cm" svg:y="11.59cm" svg:viewBox="0 0 2381 2249" svg:d="M1190 0c674 0 1191 325 1191 750l-1 749c0 438-541 750-1189 750-649 0-1191-312-1191-750 0 0 1-749 0-750 0-425 515-749 1190-749z">
            <text:p/>
          </draw:path>
        </draw:g>
        <draw:g xml:id="id2" draw:id="id2"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36" draw:text-style-name="P2" draw:layer="layout" svg:width="1.607cm" svg:height="1.036cm" svg:x="20.632cm" svg:y="12.168cm" svg:viewBox="0 0 1608 1037" svg:d="M1 1037c134 0 1607-645 1607-841s-207-196-341-196c0 84-1314 420-1266 1037z">
              <text:p/>
            </draw:path>
            <draw:g>
              <draw:polygon draw:style-name="gr37" draw:text-style-name="P5" draw:layer="layout" svg:width="1.703cm" svg:height="1.54cm" svg:x="18.832cm" svg:y="11.607cm" svg:viewBox="0 0 1704 1541" draw:points="0,561 0,0 1704,981 1704,1541">
                <text:p/>
              </draw:polygon>
              <draw:polygon draw:style-name="gr38" draw:text-style-name="P5" draw:layer="layout" svg:width="1.459cm" svg:height="1.4cm" svg:x="20.536cm" svg:y="11.748cm" svg:viewBox="0 0 1460 1401" draw:points="0,1401 0,840 1460,0 1460,561">
                <text:p/>
              </draw:polygon>
              <draw:polygon draw:style-name="gr39" draw:text-style-name="P5" draw:layer="layout" svg:width="3.163cm" svg:height="1.82cm" svg:x="18.832cm" svg:y="10.767cm" svg:viewBox="0 0 3164 1821" draw:points="1704,1821 0,840 1460,0 3164,981">
                <text:p/>
              </draw:polygon>
              <draw:line draw:style-name="gr40" draw:text-style-name="P5" draw:layer="layout" svg:x1="19.417cm" svg:y1="12.056cm" svg:x2="19.417cm" svg:y2="12.392cm">
                <text:p/>
              </draw:line>
              <draw:line draw:style-name="gr41" draw:text-style-name="P5" draw:layer="layout" svg:x1="20.488cm" svg:y1="12.774cm" svg:x2="19.709cm" svg:y2="12.325cm">
                <text:p/>
              </draw:line>
              <draw:line draw:style-name="gr42" draw:text-style-name="P5" draw:layer="layout" svg:x1="19.704cm" svg:y1="12.224cm" svg:x2="19.704cm" svg:y2="12.336cm">
                <text:p/>
              </draw:line>
              <draw:line draw:style-name="gr43" draw:text-style-name="P5" draw:layer="layout" svg:x1="20.483cm" svg:y1="12.673cm" svg:x2="20.483cm" svg:y2="12.785cm">
                <text:p/>
              </draw:line>
              <draw:line draw:style-name="gr44" draw:text-style-name="P5" draw:layer="layout" svg:x1="20.483cm" svg:y1="12.673cm" svg:x2="19.704cm" svg:y2="12.224cm">
                <text:p/>
              </draw:line>
              <draw:polygon draw:style-name="gr45" draw:text-style-name="P5" draw:layer="layout" svg:width="0.096cm" svg:height="0.167cm" svg:x="19.514cm" svg:y="12.112cm" svg:viewBox="0 0 97 168" draw:points="0,112 0,0 97,56 97,168">
                <text:p/>
              </draw:polygon>
              <draw:line draw:style-name="gr46" draw:text-style-name="P5" draw:layer="layout" svg:x1="19.319cm" svg:y1="12cm" svg:x2="19.319cm" svg:y2="12.336cm">
                <text:p/>
              </draw:line>
              <draw:line draw:style-name="gr47" draw:text-style-name="P5" draw:layer="layout" svg:x1="19.222cm" svg:y1="11.944cm" svg:x2="19.222cm" svg:y2="12.28cm">
                <text:p/>
              </draw:line>
              <draw:line draw:style-name="gr48" draw:text-style-name="P5" draw:layer="layout" svg:x1="19.125cm" svg:y1="11.888cm" svg:x2="19.125cm" svg:y2="12.224cm">
                <text:p/>
              </draw:line>
              <draw:line draw:style-name="gr49" draw:text-style-name="P5" draw:layer="layout" svg:x1="19.027cm" svg:y1="11.832cm" svg:x2="19.027cm" svg:y2="12.168cm">
                <text:p/>
              </draw:line>
              <draw:line draw:style-name="gr50" draw:text-style-name="P5" draw:layer="layout" svg:x1="18.93cm" svg:y1="11.776cm" svg:x2="18.93cm" svg:y2="12.112cm">
                <text:p/>
              </draw:line>
              <draw:polygon draw:style-name="gr51" draw:text-style-name="P5" draw:layer="layout" svg:width="0.096cm" svg:height="0.616cm" svg:x="18.735cm" svg:y="11.551cm" svg:viewBox="0 0 97 617" draw:points="0,561 0,0 97,56 97,617">
                <text:p/>
              </draw:polygon>
              <draw:polygon draw:style-name="gr52" draw:text-style-name="P5" draw:layer="layout" svg:width="0.096cm" svg:height="0.616cm" svg:x="20.536cm" svg:y="12.588cm" svg:viewBox="0 0 97 617" draw:points="0,561 0,0 97,56 97,617">
                <text:p/>
              </draw:polygon>
              <draw:polygon draw:style-name="gr53" draw:text-style-name="P5" draw:layer="layout" svg:width="3.261cm" svg:height="2.437cm" svg:x="18.735cm" svg:y="10.767cm" svg:viewBox="0 0 3262 2438" draw:points="0,1345 0,784 97,840 1558,0 3262,981 3262,1541 1898,2326 1898,2438">
                <text:p/>
              </draw:polygon>
            </draw:g>
          </draw:g>
          <draw:g>
            <draw:path draw:style-name="gr54" draw:text-style-name="P3" draw:layer="layout" svg:width="0.427cm" svg:height="0.32cm" svg:x="20.984cm" svg:y="12.697cm" svg:viewBox="0 0 428 321" svg:d="M211 0c186 0 217 120 217 227-62 71-310 143-427 51-7-105 24-278 210-278z">
              <text:p/>
            </draw:path>
            <draw:path draw:style-name="gr55" draw:text-style-name="P3" draw:layer="layout" svg:width="0.092cm" svg:height="0.231cm" svg:x="21.196cm" svg:y="12.75cm" svg:viewBox="0 0 93 232" svg:d="M0 18c21-12 73-6 93-18 0 71 0 232 0 232 0-81-72-155-93-214z">
              <text:p/>
            </draw:path>
            <draw:path draw:style-name="gr56" draw:text-style-name="P3" draw:layer="layout" svg:width="0.14cm" svg:height="0.193cm" svg:x="21.156cm" svg:y="12.59cm" svg:viewBox="0 0 141 194" svg:d="M62 0c53 0 69 65 69 101 0 35 33 77-22 89-54 12-109-2-109-83s9-107 62-107z">
              <text:p/>
            </draw:path>
            <draw:path draw:style-name="gr57" draw:text-style-name="P3" draw:layer="layout" svg:width="0.216cm" svg:height="0.284cm" svg:x="21.165cm" svg:y="12.43cm" svg:viewBox="0 0 217 285" svg:d="M124 0c53 0 93 0 93 125s-40 160-93 160c-52 0-124-79-124-160s72-125 124-125z">
              <text:p/>
            </draw:path>
            <draw:path draw:style-name="gr58" draw:text-style-name="P3" draw:layer="layout" svg:width="0.262cm" svg:height="0.269cm" svg:x="21.113cm" svg:y="12.358cm" svg:viewBox="0 0 263 270" svg:d="M114 0c62 0 154 0 149 71-32 33-133 9-149 36-49 82 31 214-94 143-61-161 31-250 94-250z">
              <text:p/>
            </draw:path>
            <draw:path draw:style-name="gr59" draw:text-style-name="P3" draw:layer="layout" svg:width="0.365cm" svg:height="0.26cm" svg:x="21.382cm" svg:y="12.769cm" svg:viewBox="0 0 366 261" svg:d="M186 0c186 0 180 120 180 227-62 71-304 23-366-66 31-72 0-161 186-161z">
              <text:p/>
            </draw:path>
            <draw:path draw:style-name="gr60" draw:text-style-name="P3" draw:layer="layout" svg:width="0.092cm" svg:height="0.177cm" svg:x="21.475cm" svg:y="12.822cm" svg:viewBox="0 0 93 178" svg:d="M0 0c31 18 73 12 93 0-62 54-93 178-93 178 0-81 0-107 0-178z">
              <text:p/>
            </draw:path>
            <draw:path draw:style-name="gr61" draw:text-style-name="P3" draw:layer="layout" svg:width="0.127cm" svg:height="0.147cm" svg:x="21.475cm" svg:y="12.679cm" svg:viewBox="0 0 128 148" svg:d="M93 0c53 0 31 54 31 89 0 36-62 72-93 54s-31-18-31-72c0-53 40-71 93-71z">
              <text:p/>
            </draw:path>
            <draw:path draw:style-name="gr62" draw:text-style-name="P3" draw:layer="layout" svg:width="0.185cm" svg:height="0.231cm" svg:x="21.413cm" svg:y="12.536cm" svg:viewBox="0 0 186 232" svg:d="M93 0c53 0 93 18 93 89 0 72-40 143-93 143s-93-62-93-143c0-80 40-89 93-89z">
              <text:p/>
            </draw:path>
            <draw:path draw:style-name="gr63" draw:text-style-name="P3" draw:layer="layout" svg:width="0.258cm" svg:height="0.326cm" svg:x="21.413cm" svg:y="12.447cm" svg:viewBox="0 0 259 327" svg:d="M166 0c-62 0-171 18-166 89 32 33 139 8 155 36 50 82-10 232 62 196 94-178 11-321-51-321z">
              <text:p/>
            </draw:path>
            <draw:path draw:style-name="gr64" draw:text-style-name="P3" draw:layer="layout" svg:width="0.757cm" svg:height="0.661cm" svg:x="20.99cm" svg:y="12.358cm" svg:viewBox="0 0 758 662" svg:d="M237 0c62 0 161 0 155 71-2 7-21 12-31 18 62 125 0 268-62 268 62 18 103 60 116 130 13-42 42-63 70-59l-1-26c-64-36-84-164-30-206 0 0-40-7-31-18-9-86 177-103 195-81 55 25 102 201 17 324 128-7 123 170 123 216-141 56-298 9-357-53-91 76-319 100-400 37-10-135 49-267 164-278-1-28 6-51 6-81-11-6-19-5-27-12-62-161 31-250 93-250z">
              <text:p/>
            </draw:path>
          </draw:g>
        </draw:g>
        <draw:g xml:id="id3" draw:id="id3"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65" draw:text-style-name="P2" draw:layer="layout" svg:width="1.606cm" svg:height="1.036cm" svg:x="8.096cm" svg:y="8.233cm" svg:viewBox="0 0 1607 1037" svg:d="M1 1037c134 0 1606-645 1606-841s-206-196-340-196c0 84-1314 420-1266 1037z">
              <text:p/>
            </draw:path>
            <draw:g>
              <draw:polygon draw:style-name="gr66" draw:text-style-name="P5" draw:layer="layout" svg:width="1.702cm" svg:height="1.54cm" svg:x="6.296cm" svg:y="7.672cm" svg:viewBox="0 0 1703 1541" draw:points="0,561 0,0 1703,981 1703,1541">
                <text:p/>
              </draw:polygon>
              <draw:polygon draw:style-name="gr67" draw:text-style-name="P5" draw:layer="layout" svg:width="1.459cm" svg:height="1.4cm" svg:x="8cm" svg:y="7.813cm" svg:viewBox="0 0 1460 1401" draw:points="0,1401 0,840 1460,0 1460,561">
                <text:p/>
              </draw:polygon>
              <draw:polygon draw:style-name="gr68" draw:text-style-name="P5" draw:layer="layout" svg:width="3.163cm" svg:height="1.82cm" svg:x="6.296cm" svg:y="6.832cm" svg:viewBox="0 0 3164 1821" draw:points="1703,1821 0,840 1460,0 3164,981">
                <text:p/>
              </draw:polygon>
              <draw:line draw:style-name="gr69" draw:text-style-name="P5" draw:layer="layout" svg:x1="6.881cm" svg:y1="8.121cm" svg:x2="6.881cm" svg:y2="8.457cm">
                <text:p/>
              </draw:line>
              <draw:line draw:style-name="gr70" draw:text-style-name="P5" draw:layer="layout" svg:x1="7.952cm" svg:y1="8.839cm" svg:x2="7.173cm" svg:y2="8.39cm">
                <text:p/>
              </draw:line>
              <draw:line draw:style-name="gr71" draw:text-style-name="P5" draw:layer="layout" svg:x1="7.168cm" svg:y1="8.289cm" svg:x2="7.168cm" svg:y2="8.401cm">
                <text:p/>
              </draw:line>
              <draw:line draw:style-name="gr72" draw:text-style-name="P5" draw:layer="layout" svg:x1="7.947cm" svg:y1="8.738cm" svg:x2="7.947cm" svg:y2="8.85cm">
                <text:p/>
              </draw:line>
              <draw:line draw:style-name="gr73" draw:text-style-name="P5" draw:layer="layout" svg:x1="7.947cm" svg:y1="8.738cm" svg:x2="7.168cm" svg:y2="8.289cm">
                <text:p/>
              </draw:line>
              <draw:polygon draw:style-name="gr74" draw:text-style-name="P5" draw:layer="layout" svg:width="0.096cm" svg:height="0.167cm" svg:x="6.978cm" svg:y="8.177cm" svg:viewBox="0 0 97 168" draw:points="0,112 0,0 97,56 97,168">
                <text:p/>
              </draw:polygon>
              <draw:line draw:style-name="gr75" draw:text-style-name="P5" draw:layer="layout" svg:x1="6.783cm" svg:y1="8.065cm" svg:x2="6.783cm" svg:y2="8.401cm">
                <text:p/>
              </draw:line>
              <draw:line draw:style-name="gr76" draw:text-style-name="P5" draw:layer="layout" svg:x1="6.686cm" svg:y1="8.009cm" svg:x2="6.686cm" svg:y2="8.345cm">
                <text:p/>
              </draw:line>
              <draw:line draw:style-name="gr77" draw:text-style-name="P5" draw:layer="layout" svg:x1="6.588cm" svg:y1="7.953cm" svg:x2="6.588cm" svg:y2="8.289cm">
                <text:p/>
              </draw:line>
              <draw:line draw:style-name="gr78" draw:text-style-name="P5" draw:layer="layout" svg:x1="6.491cm" svg:y1="7.897cm" svg:x2="6.491cm" svg:y2="8.233cm">
                <text:p/>
              </draw:line>
              <draw:line draw:style-name="gr79" draw:text-style-name="P5" draw:layer="layout" svg:x1="6.394cm" svg:y1="7.841cm" svg:x2="6.394cm" svg:y2="8.177cm">
                <text:p/>
              </draw:line>
              <draw:polygon draw:style-name="gr80" draw:text-style-name="P5" draw:layer="layout" svg:width="0.096cm" svg:height="0.616cm" svg:x="6.199cm" svg:y="7.616cm" svg:viewBox="0 0 97 617" draw:points="0,561 0,0 97,56 97,617">
                <text:p/>
              </draw:polygon>
              <draw:polygon draw:style-name="gr81" draw:text-style-name="P5" draw:layer="layout" svg:width="0.096cm" svg:height="0.616cm" svg:x="8cm" svg:y="8.653cm" svg:viewBox="0 0 97 617" draw:points="0,561 0,0 97,56 97,617">
                <text:p/>
              </draw:polygon>
              <draw:polygon draw:style-name="gr82" draw:text-style-name="P5" draw:layer="layout" svg:width="3.26cm" svg:height="2.437cm" svg:x="6.199cm" svg:y="6.832cm" svg:viewBox="0 0 3261 2438" draw:points="0,1345 0,784 97,840 1557,0 3261,981 3261,1541 1898,2326 1898,2438">
                <text:p/>
              </draw:polygon>
            </draw:g>
          </draw:g>
          <draw:g>
            <draw:custom-shape draw:style-name="gr83" draw:text-style-name="P6" draw:layer="layout" svg:width="0.517cm" svg:height="0.513cm" svg:x="8.51cm" svg:y="8.63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gon draw:style-name="gr84" draw:text-style-name="P5" draw:layer="layout" svg:width="0.315cm" svg:height="0.479cm" svg:x="8.625cm" svg:y="8.651cm" svg:viewBox="0 0 316 480" draw:points="0,33 57,33 86,17 144,0 230,33 172,33 201,83 115,165 86,182 57,198 115,232 144,265 230,265 316,314 259,414 172,480 172,381 115,314 144,281 86,232 29,215 0,149">
              <text:p/>
            </draw:polygon>
            <draw:path draw:style-name="gr85" draw:text-style-name="P5" draw:layer="layout" svg:width="0.13cm" svg:height="0.218cm" svg:x="8.883cm" svg:y="8.681cm" svg:viewBox="0 0 131 219" svg:d="M115 219v-17l-29-50v-50l-29-66-57-33c57-32 172 182 115 216z">
              <text:p/>
            </draw:path>
            <draw:g>
              <draw:line draw:style-name="gr86" draw:text-style-name="P5" draw:layer="layout" svg:x1="8.74cm" svg:y1="8.966cm" svg:x2="8.711cm" svg:y2="8.85cm">
                <text:p/>
              </draw:line>
              <draw:line draw:style-name="gr87" draw:text-style-name="P5" draw:layer="layout" svg:x1="8.739cm" svg:y1="8.966cm" svg:x2="8.768cm" svg:y2="8.883cm">
                <text:p/>
              </draw:line>
              <draw:line draw:style-name="gr88" draw:text-style-name="P5" draw:layer="layout" svg:x1="8.797cm" svg:y1="8.966cm" svg:x2="8.768cm" svg:y2="8.883cm">
                <text:p/>
              </draw:line>
              <draw:line draw:style-name="gr89" draw:text-style-name="P5" draw:layer="layout" svg:x1="8.797cm" svg:y1="8.966cm" svg:x2="8.826cm" svg:y2="8.85cm">
                <text:p/>
              </draw:line>
            </draw:g>
            <draw:g>
              <draw:line draw:style-name="gr90" draw:text-style-name="P5" draw:layer="layout" svg:x1="8.912cm" svg:y1="8.966cm" svg:x2="8.883cm" svg:y2="8.85cm">
                <text:p/>
              </draw:line>
              <draw:line draw:style-name="gr91" draw:text-style-name="P5" draw:layer="layout" svg:x1="8.912cm" svg:y1="8.966cm" svg:x2="8.941cm" svg:y2="8.883cm">
                <text:p/>
              </draw:line>
              <draw:line draw:style-name="gr92" draw:text-style-name="P5" draw:layer="layout" svg:x1="8.97cm" svg:y1="8.966cm" svg:x2="8.941cm" svg:y2="8.883cm">
                <text:p/>
              </draw:line>
              <draw:line draw:style-name="gr93" draw:text-style-name="P5" draw:layer="layout" svg:x1="8.97cm" svg:y1="8.966cm" svg:x2="8.999cm" svg:y2="8.85cm">
                <text:p/>
              </draw:line>
            </draw:g>
            <draw:g>
              <draw:line draw:style-name="gr94" draw:text-style-name="P5" draw:layer="layout" svg:x1="8.567cm" svg:y1="8.966cm" svg:x2="8.538cm" svg:y2="8.85cm">
                <text:p/>
              </draw:line>
              <draw:line draw:style-name="gr95" draw:text-style-name="P5" draw:layer="layout" svg:x1="8.567cm" svg:y1="8.966cm" svg:x2="8.596cm" svg:y2="8.883cm">
                <text:p/>
              </draw:line>
              <draw:line draw:style-name="gr96" draw:text-style-name="P5" draw:layer="layout" svg:x1="8.625cm" svg:y1="8.966cm" svg:x2="8.596cm" svg:y2="8.883cm">
                <text:p/>
              </draw:line>
              <draw:line draw:style-name="gr97" draw:text-style-name="P5" draw:layer="layout" svg:x1="8.625cm" svg:y1="8.966cm" svg:x2="8.654cm" svg:y2="8.85cm">
                <text:p/>
              </draw:line>
            </draw:g>
          </draw:g>
        </draw:g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98" draw:text-style-name="P2" draw:layer="layout" svg:width="1.606cm" svg:height="1.04cm" svg:x="22.153cm" svg:y="7.743cm" svg:viewBox="0 0 1607 1041" svg:d="M1 1041c134 0 1606-647 1606-844s-207-197-341-197c0 84-1313 422-1265 1041z">
              <text:p/>
            </draw:path>
            <draw:g>
              <draw:polygon draw:style-name="gr99" draw:text-style-name="P5" draw:layer="layout" svg:width="1.702cm" svg:height="1.546cm" svg:x="20.354cm" svg:y="7.181cm" svg:viewBox="0 0 1703 1547" draw:points="0,563 0,0 1703,984 1703,1547">
                <text:p/>
              </draw:polygon>
              <draw:polygon draw:style-name="gr100" draw:text-style-name="P5" draw:layer="layout" svg:width="1.458cm" svg:height="1.405cm" svg:x="22.057cm" svg:y="7.321cm" svg:viewBox="0 0 1459 1406" draw:points="0,1406 0,844 1459,0 1459,563">
                <text:p/>
              </draw:polygon>
              <draw:polygon draw:style-name="gr101" draw:text-style-name="P5" draw:layer="layout" svg:width="3.162cm" svg:height="1.827cm" svg:x="20.354cm" svg:y="6.337cm" svg:viewBox="0 0 3163 1828" draw:points="1703,1828 0,844 1459,0 3163,984">
                <text:p/>
              </draw:polygon>
              <draw:line draw:style-name="gr102" draw:text-style-name="P5" draw:layer="layout" svg:x1="20.938cm" svg:y1="7.631cm" svg:x2="20.938cm" svg:y2="7.969cm">
                <text:p/>
              </draw:line>
              <draw:line draw:style-name="gr103" draw:text-style-name="P5" draw:layer="layout" svg:x1="22.009cm" svg:y1="8.351cm" svg:x2="21.23cm" svg:y2="7.901cm">
                <text:p/>
              </draw:line>
              <draw:line draw:style-name="gr104" draw:text-style-name="P5" draw:layer="layout" svg:x1="21.226cm" svg:y1="7.8cm" svg:x2="21.226cm" svg:y2="7.913cm">
                <text:p/>
              </draw:line>
              <draw:line draw:style-name="gr105" draw:text-style-name="P5" draw:layer="layout" svg:x1="22.004cm" svg:y1="8.25cm" svg:x2="22.004cm" svg:y2="8.363cm">
                <text:p/>
              </draw:line>
              <draw:line draw:style-name="gr106" draw:text-style-name="P5" draw:layer="layout" svg:x1="22.005cm" svg:y1="8.25cm" svg:x2="21.226cm" svg:y2="7.8cm">
                <text:p/>
              </draw:line>
              <draw:polygon draw:style-name="gr107" draw:text-style-name="P5" draw:layer="layout" svg:width="0.096cm" svg:height="0.168cm" svg:x="21.036cm" svg:y="7.687cm" svg:viewBox="0 0 97 169" draw:points="0,113 0,0 97,56 97,169">
                <text:p/>
              </draw:polygon>
              <draw:line draw:style-name="gr108" draw:text-style-name="P5" draw:layer="layout" svg:x1="20.841cm" svg:y1="7.574cm" svg:x2="20.841cm" svg:y2="7.912cm">
                <text:p/>
              </draw:line>
              <draw:line draw:style-name="gr109" draw:text-style-name="P5" draw:layer="layout" svg:x1="20.744cm" svg:y1="7.518cm" svg:x2="20.744cm" svg:y2="7.856cm">
                <text:p/>
              </draw:line>
              <draw:line draw:style-name="gr110" draw:text-style-name="P5" draw:layer="layout" svg:x1="20.646cm" svg:y1="7.462cm" svg:x2="20.646cm" svg:y2="7.8cm">
                <text:p/>
              </draw:line>
              <draw:line draw:style-name="gr111" draw:text-style-name="P5" draw:layer="layout" svg:x1="20.549cm" svg:y1="7.406cm" svg:x2="20.549cm" svg:y2="7.744cm">
                <text:p/>
              </draw:line>
              <draw:line draw:style-name="gr112" draw:text-style-name="P5" draw:layer="layout" svg:x1="20.452cm" svg:y1="7.349cm" svg:x2="20.452cm" svg:y2="7.687cm">
                <text:p/>
              </draw:line>
              <draw:polygon draw:style-name="gr113" draw:text-style-name="P5" draw:layer="layout" svg:width="0.096cm" svg:height="0.618cm" svg:x="20.257cm" svg:y="7.124cm" svg:viewBox="0 0 97 619" draw:points="0,563 0,0 97,56 97,619">
                <text:p/>
              </draw:polygon>
              <draw:polygon draw:style-name="gr114" draw:text-style-name="P5" draw:layer="layout" svg:width="0.096cm" svg:height="0.618cm" svg:x="22.057cm" svg:y="8.165cm" svg:viewBox="0 0 97 619" draw:points="0,563 0,0 97,56 97,619">
                <text:p/>
              </draw:polygon>
              <draw:polygon draw:style-name="gr115" draw:text-style-name="P5" draw:layer="layout" svg:width="3.259cm" svg:height="2.446cm" svg:x="20.257cm" svg:y="6.337cm" svg:viewBox="0 0 3260 2447" draw:points="0,1350 0,787 97,844 1557,0 3260,984 3260,1547 1897,2334 1897,2447">
                <text:p/>
              </draw:polygon>
            </draw:g>
          </draw:g>
          <draw:g>
            <draw:polygon draw:style-name="gr116" draw:text-style-name="P5" draw:layer="layout" svg:width="0.418cm" svg:height="0.725cm" svg:x="22.951cm" svg:y="7.816cm" svg:viewBox="0 0 419 726" draw:points="0,484 0,0 419,242 419,726">
              <text:p/>
            </draw:polygon>
            <draw:polygon draw:style-name="gr117" draw:text-style-name="P5" draw:layer="layout" svg:width="0.418cm" svg:height="0.725cm" svg:x="22.532cm" svg:y="7.816cm" svg:viewBox="0 0 419 726" draw:points="0,726 0,242 419,0 419,484">
              <text:p/>
            </draw:polygon>
            <draw:polygon draw:style-name="gr118" draw:text-style-name="P5" draw:layer="layout" svg:width="0.836cm" svg:height="0.483cm" svg:x="22.532cm" svg:y="8.3cm" svg:viewBox="0 0 837 484" draw:points="419,484 0,242 419,0 837,242">
              <text:p/>
            </draw:polygon>
            <draw:line draw:style-name="gr119" draw:text-style-name="P4" draw:layer="layout" svg:x1="22.574cm" svg:y1="8.518cm" svg:x2="22.993cm" svg:y2="8.76cm">
              <text:p/>
            </draw:line>
            <draw:line draw:style-name="gr120" draw:text-style-name="P4" draw:layer="layout" svg:x1="22.616cm" svg:y1="8.494cm" svg:x2="23.035cm" svg:y2="8.736cm">
              <text:p/>
            </draw:line>
            <draw:line draw:style-name="gr121" draw:text-style-name="P4" draw:layer="layout" svg:x1="22.658cm" svg:y1="8.47cm" svg:x2="23.077cm" svg:y2="8.712cm">
              <text:p/>
            </draw:line>
            <draw:line draw:style-name="gr122" draw:text-style-name="P4" draw:layer="layout" svg:x1="22.699cm" svg:y1="8.445cm" svg:x2="23.118cm" svg:y2="8.687cm">
              <text:p/>
            </draw:line>
            <draw:line draw:style-name="gr123" draw:text-style-name="P4" draw:layer="layout" svg:x1="22.742cm" svg:y1="8.421cm" svg:x2="23.161cm" svg:y2="8.663cm">
              <text:p/>
            </draw:line>
            <draw:line draw:style-name="gr124" draw:text-style-name="P4" draw:layer="layout" svg:x1="22.784cm" svg:y1="8.397cm" svg:x2="23.203cm" svg:y2="8.639cm">
              <text:p/>
            </draw:line>
            <draw:line draw:style-name="gr125" draw:text-style-name="P4" draw:layer="layout" svg:x1="22.825cm" svg:y1="8.373cm" svg:x2="23.244cm" svg:y2="8.615cm">
              <text:p/>
            </draw:line>
            <draw:line draw:style-name="gr126" draw:text-style-name="P4" draw:layer="layout" svg:x1="22.867cm" svg:y1="8.349cm" svg:x2="23.286cm" svg:y2="8.591cm">
              <text:p/>
            </draw:line>
            <draw:line draw:style-name="gr127" draw:text-style-name="P4" draw:layer="layout" svg:x1="22.909cm" svg:y1="8.324cm" svg:x2="23.328cm" svg:y2="8.566cm">
              <text:p/>
            </draw:line>
            <draw:line draw:style-name="gr128" draw:text-style-name="P4" draw:layer="layout" svg:x1="22.951cm" svg:y1="8.204cm" svg:x2="23.37cm" svg:y2="8.446cm">
              <text:p/>
            </draw:line>
            <draw:line draw:style-name="gr129" draw:text-style-name="P4" draw:layer="layout" svg:x1="22.951cm" svg:y1="8.155cm" svg:x2="23.37cm" svg:y2="8.397cm">
              <text:p/>
            </draw:line>
            <draw:line draw:style-name="gr130" draw:text-style-name="P4" draw:layer="layout" svg:x1="22.951cm" svg:y1="8.107cm" svg:x2="23.37cm" svg:y2="8.349cm">
              <text:p/>
            </draw:line>
            <draw:line draw:style-name="gr131" draw:text-style-name="P4" draw:layer="layout" svg:x1="22.951cm" svg:y1="8.058cm" svg:x2="23.37cm" svg:y2="8.3cm">
              <text:p/>
            </draw:line>
            <draw:line draw:style-name="gr132" draw:text-style-name="P4" draw:layer="layout" svg:x1="22.951cm" svg:y1="8.01cm" svg:x2="23.37cm" svg:y2="8.252cm">
              <text:p/>
            </draw:line>
            <draw:line draw:style-name="gr133" draw:text-style-name="P4" draw:layer="layout" svg:x1="22.951cm" svg:y1="7.961cm" svg:x2="23.37cm" svg:y2="8.203cm">
              <text:p/>
            </draw:line>
            <draw:line draw:style-name="gr134" draw:text-style-name="P4" draw:layer="layout" svg:x1="22.951cm" svg:y1="7.913cm" svg:x2="23.37cm" svg:y2="8.155cm">
              <text:p/>
            </draw:line>
            <draw:line draw:style-name="gr135" draw:text-style-name="P4" draw:layer="layout" svg:x1="22.951cm" svg:y1="7.864cm" svg:x2="23.37cm" svg:y2="8.106cm">
              <text:p/>
            </draw:line>
            <draw:line draw:style-name="gr136" draw:text-style-name="P4" draw:layer="layout" svg:x1="22.909cm" svg:y1="8.76cm" svg:x2="23.328cm" svg:y2="8.518cm">
              <text:p/>
            </draw:line>
            <draw:line draw:style-name="gr137" draw:text-style-name="P4" draw:layer="layout" svg:x1="22.867cm" svg:y1="8.736cm" svg:x2="23.286cm" svg:y2="8.494cm">
              <text:p/>
            </draw:line>
            <draw:line draw:style-name="gr138" draw:text-style-name="P4" draw:layer="layout" svg:x1="22.825cm" svg:y1="8.712cm" svg:x2="23.244cm" svg:y2="8.47cm">
              <text:p/>
            </draw:line>
            <draw:line draw:style-name="gr139" draw:text-style-name="P4" draw:layer="layout" svg:x1="22.784cm" svg:y1="8.687cm" svg:x2="23.203cm" svg:y2="8.445cm">
              <text:p/>
            </draw:line>
            <draw:line draw:style-name="gr140" draw:text-style-name="P4" draw:layer="layout" svg:x1="22.742cm" svg:y1="8.663cm" svg:x2="23.161cm" svg:y2="8.421cm">
              <text:p/>
            </draw:line>
            <draw:line draw:style-name="gr141" draw:text-style-name="P4" draw:layer="layout" svg:x1="22.699cm" svg:y1="8.639cm" svg:x2="23.118cm" svg:y2="8.397cm">
              <text:p/>
            </draw:line>
            <draw:line draw:style-name="gr142" draw:text-style-name="P4" draw:layer="layout" svg:x1="22.658cm" svg:y1="8.615cm" svg:x2="23.077cm" svg:y2="8.373cm">
              <text:p/>
            </draw:line>
            <draw:line draw:style-name="gr143" draw:text-style-name="P4" draw:layer="layout" svg:x1="22.616cm" svg:y1="8.591cm" svg:x2="23.035cm" svg:y2="8.349cm">
              <text:p/>
            </draw:line>
            <draw:line draw:style-name="gr144" draw:text-style-name="P4" draw:layer="layout" svg:x1="22.574cm" svg:y1="8.566cm" svg:x2="22.993cm" svg:y2="8.324cm">
              <text:p/>
            </draw:line>
            <draw:line draw:style-name="gr145" draw:text-style-name="P4" draw:layer="layout" svg:x1="22.532cm" svg:y1="8.494cm" svg:x2="22.951cm" svg:y2="8.252cm">
              <text:p/>
            </draw:line>
            <draw:line draw:style-name="gr146" draw:text-style-name="P4" draw:layer="layout" svg:x1="22.532cm" svg:y1="8.446cm" svg:x2="22.951cm" svg:y2="8.204cm">
              <text:p/>
            </draw:line>
            <draw:line draw:style-name="gr147" draw:text-style-name="P4" draw:layer="layout" svg:x1="22.532cm" svg:y1="8.397cm" svg:x2="22.951cm" svg:y2="8.155cm">
              <text:p/>
            </draw:line>
            <draw:line draw:style-name="gr148" draw:text-style-name="P4" draw:layer="layout" svg:x1="22.532cm" svg:y1="8.349cm" svg:x2="22.951cm" svg:y2="8.107cm">
              <text:p/>
            </draw:line>
            <draw:line draw:style-name="gr149" draw:text-style-name="P4" draw:layer="layout" svg:x1="22.532cm" svg:y1="8.3cm" svg:x2="22.951cm" svg:y2="8.058cm">
              <text:p/>
            </draw:line>
            <draw:line draw:style-name="gr150" draw:text-style-name="P4" draw:layer="layout" svg:x1="22.532cm" svg:y1="8.252cm" svg:x2="22.951cm" svg:y2="8.01cm">
              <text:p/>
            </draw:line>
            <draw:line draw:style-name="gr151" draw:text-style-name="P4" draw:layer="layout" svg:x1="22.532cm" svg:y1="8.203cm" svg:x2="22.951cm" svg:y2="7.961cm">
              <text:p/>
            </draw:line>
            <draw:line draw:style-name="gr152" draw:text-style-name="P4" draw:layer="layout" svg:x1="22.532cm" svg:y1="8.155cm" svg:x2="22.951cm" svg:y2="7.913cm">
              <text:p/>
            </draw:line>
            <draw:line draw:style-name="gr153" draw:text-style-name="P4" draw:layer="layout" svg:x1="22.532cm" svg:y1="8.106cm" svg:x2="22.951cm" svg:y2="7.864cm">
              <text:p/>
            </draw:line>
            <draw:line draw:style-name="gr154" draw:text-style-name="P4" draw:layer="layout" svg:x1="22.574cm" svg:y1="8.518cm" svg:x2="22.574cm" svg:y2="8.034cm">
              <text:p/>
            </draw:line>
            <draw:line draw:style-name="gr155" draw:text-style-name="P4" draw:layer="layout" svg:x1="22.616cm" svg:y1="8.494cm" svg:x2="22.616cm" svg:y2="8.01cm">
              <text:p/>
            </draw:line>
            <draw:line draw:style-name="gr156" draw:text-style-name="P4" draw:layer="layout" svg:x1="22.658cm" svg:y1="8.47cm" svg:x2="22.658cm" svg:y2="7.986cm">
              <text:p/>
            </draw:line>
            <draw:line draw:style-name="gr157" draw:text-style-name="P4" draw:layer="layout" svg:x1="22.699cm" svg:y1="8.445cm" svg:x2="22.699cm" svg:y2="7.961cm">
              <text:p/>
            </draw:line>
            <draw:line draw:style-name="gr158" draw:text-style-name="P4" draw:layer="layout" svg:x1="22.742cm" svg:y1="8.421cm" svg:x2="22.742cm" svg:y2="7.937cm">
              <text:p/>
            </draw:line>
            <draw:line draw:style-name="gr159" draw:text-style-name="P4" draw:layer="layout" svg:x1="22.784cm" svg:y1="8.397cm" svg:x2="22.784cm" svg:y2="7.913cm">
              <text:p/>
            </draw:line>
            <draw:line draw:style-name="gr160" draw:text-style-name="P4" draw:layer="layout" svg:x1="22.825cm" svg:y1="8.373cm" svg:x2="22.825cm" svg:y2="7.889cm">
              <text:p/>
            </draw:line>
            <draw:line draw:style-name="gr161" draw:text-style-name="P4" draw:layer="layout" svg:x1="22.867cm" svg:y1="8.348cm" svg:x2="22.867cm" svg:y2="7.864cm">
              <text:p/>
            </draw:line>
            <draw:line draw:style-name="gr162" draw:text-style-name="P4" draw:layer="layout" svg:x1="22.909cm" svg:y1="8.325cm" svg:x2="22.909cm" svg:y2="7.841cm">
              <text:p/>
            </draw:line>
            <draw:line draw:style-name="gr163" draw:text-style-name="P4" draw:layer="layout" svg:x1="22.992cm" svg:y1="8.325cm" svg:x2="22.992cm" svg:y2="7.841cm">
              <text:p/>
            </draw:line>
            <draw:line draw:style-name="gr164" draw:text-style-name="P4" draw:layer="layout" svg:x1="23.035cm" svg:y1="8.348cm" svg:x2="23.035cm" svg:y2="7.864cm">
              <text:p/>
            </draw:line>
            <draw:line draw:style-name="gr165" draw:text-style-name="P4" draw:layer="layout" svg:x1="23.077cm" svg:y1="8.373cm" svg:x2="23.077cm" svg:y2="7.889cm">
              <text:p/>
            </draw:line>
            <draw:line draw:style-name="gr166" draw:text-style-name="P4" draw:layer="layout" svg:x1="23.118cm" svg:y1="8.397cm" svg:x2="23.118cm" svg:y2="7.913cm">
              <text:p/>
            </draw:line>
            <draw:line draw:style-name="gr167" draw:text-style-name="P4" draw:layer="layout" svg:x1="23.16cm" svg:y1="8.421cm" svg:x2="23.16cm" svg:y2="7.937cm">
              <text:p/>
            </draw:line>
            <draw:line draw:style-name="gr168" draw:text-style-name="P4" draw:layer="layout" svg:x1="23.202cm" svg:y1="8.445cm" svg:x2="23.202cm" svg:y2="7.961cm">
              <text:p/>
            </draw:line>
            <draw:line draw:style-name="gr169" draw:text-style-name="P4" draw:layer="layout" svg:x1="23.244cm" svg:y1="8.47cm" svg:x2="23.244cm" svg:y2="7.986cm">
              <text:p/>
            </draw:line>
            <draw:line draw:style-name="gr170" draw:text-style-name="P4" draw:layer="layout" svg:x1="23.285cm" svg:y1="8.494cm" svg:x2="23.285cm" svg:y2="8.01cm">
              <text:p/>
            </draw:line>
            <draw:line draw:style-name="gr171" draw:text-style-name="P4" draw:layer="layout" svg:x1="23.328cm" svg:y1="8.518cm" svg:x2="23.328cm" svg:y2="8.034cm">
              <text:p/>
            </draw:line>
            <draw:polygon draw:style-name="gr172" draw:text-style-name="P5" draw:layer="layout" svg:width="0.836cm" svg:height="0.967cm" svg:x="22.532cm" svg:y="7.816cm" svg:viewBox="0 0 837 968" draw:points="0,726 0,242 419,0 837,242 837,726 419,968">
              <text:p/>
            </draw:polygon>
            <draw:line draw:style-name="gr173" draw:text-style-name="P4" draw:layer="layout" svg:x1="22.951cm" svg:y1="8.252cm" svg:x2="23.37cm" svg:y2="8.494cm">
              <text:p/>
            </draw:line>
            <draw:g>
              <draw:line draw:style-name="gr174" draw:text-style-name="P4" draw:layer="layout" svg:x1="22.951cm" svg:y1="8.3cm" svg:x2="23.453cm" svg:y2="8.59cm">
                <text:p/>
              </draw:line>
              <draw:polygon draw:style-name="gr175" draw:text-style-name="P3" draw:layer="layout" svg:width="0.083cm" svg:height="0.071cm" svg:x="23.37cm" svg:y="8.518cm" svg:viewBox="0 0 84 72" draw:points="0,72 42,48 42,0 84,72">
                <text:p/>
              </draw:polygon>
            </draw:g>
            <draw:g>
              <draw:line draw:style-name="gr176" draw:text-style-name="P4" draw:layer="layout" svg:x1="22.951cm" svg:y1="7.719cm" svg:x2="22.951cm" svg:y2="8.299cm">
                <text:p/>
              </draw:line>
              <draw:polygon draw:style-name="gr177" draw:text-style-name="P3" draw:layer="layout" svg:width="0.083cm" svg:height="0.071cm" svg:x="22.909cm" svg:y="7.719cm" svg:viewBox="0 0 84 72" draw:points="42,48 0,72 42,0 84,72">
                <text:p/>
              </draw:polygon>
            </draw:g>
            <draw:g>
              <draw:line draw:style-name="gr178" draw:text-style-name="P4" draw:layer="layout" svg:x1="22.951cm" svg:y1="8.3cm" svg:x2="22.449cm" svg:y2="8.59cm">
                <text:p/>
              </draw:line>
              <draw:polygon draw:style-name="gr179" draw:text-style-name="P3" draw:layer="layout" svg:width="0.083cm" svg:height="0.071cm" svg:x="22.449cm" svg:y="8.518cm" svg:viewBox="0 0 84 72" draw:points="0,72 42,0 42,48 84,72">
                <text:p/>
              </draw:polygon>
            </draw:g>
            <draw:custom-shape draw:style-name="gr180" draw:text-style-name="P3" draw:layer="layout" svg:width="0.418cm" svg:height="0.581cm" svg:x="22.742cm" svg:y="8.033cm">
              <text:p/>
              <draw:enhanced-geometry svg:viewBox="0 0 88 21600" draw:glue-points="44 ?f6 44 0 0 10800 44 21600 88 10800" draw:text-areas="0 ?f6 88 ?f3" draw:type="can" draw:modifiers="8150.6039150354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</draw:g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181" draw:text-style-name="P7" draw:layer="layout" svg:width="2.322cm" svg:height="1.504cm" svg:x="15.195cm" svg:y="4.731cm" svg:viewBox="0 0 2323 1505" svg:d="M2 1505c193 0 2321-935 2321-1221 0-284-299-284-492-284 0 122-1899 610-1829 1505z">
              <text:p/>
            </draw:path>
            <draw:g>
              <draw:polygon draw:style-name="gr182" draw:text-style-name="P8" draw:layer="layout" svg:width="2.461cm" svg:height="2.235cm" svg:x="12.594cm" svg:y="3.918cm" svg:viewBox="0 0 2462 2236" draw:points="0,814 0,0 2462,1423 2462,2236">
                <text:p/>
              </draw:polygon>
              <draw:polygon draw:style-name="gr183" draw:text-style-name="P8" draw:layer="layout" svg:width="2.109cm" svg:height="2.032cm" svg:x="15.056cm" svg:y="4.121cm" svg:viewBox="0 0 2110 2033" draw:points="0,2033 0,1220 2110,0 2110,814">
                <text:p/>
              </draw:polygon>
              <draw:polygon draw:style-name="gr184" draw:text-style-name="P8" draw:layer="layout" svg:width="4.572cm" svg:height="2.642cm" svg:x="12.594cm" svg:y="2.698cm" svg:viewBox="0 0 4573 2643" draw:points="2462,2643 0,1220 2110,0 4573,1423">
                <text:p/>
              </draw:polygon>
              <draw:line draw:style-name="gr185" draw:text-style-name="P8" draw:layer="layout" svg:x1="13.438cm" svg:y1="4.569cm" svg:x2="13.438cm" svg:y2="5.057cm">
                <text:p/>
              </draw:line>
              <draw:line draw:style-name="gr186" draw:text-style-name="P8" draw:layer="layout" svg:x1="14.986cm" svg:y1="5.61cm" svg:x2="13.86cm" svg:y2="4.959cm">
                <text:p/>
              </draw:line>
              <draw:line draw:style-name="gr187" draw:text-style-name="P8" draw:layer="layout" svg:x1="13.854cm" svg:y1="4.813cm" svg:x2="13.854cm" svg:y2="4.976cm">
                <text:p/>
              </draw:line>
              <draw:line draw:style-name="gr188" draw:text-style-name="P8" draw:layer="layout" svg:x1="14.98cm" svg:y1="5.463cm" svg:x2="14.98cm" svg:y2="5.626cm">
                <text:p/>
              </draw:line>
              <draw:line draw:style-name="gr189" draw:text-style-name="P8" draw:layer="layout" svg:x1="14.98cm" svg:y1="5.464cm" svg:x2="13.854cm" svg:y2="4.813cm">
                <text:p/>
              </draw:line>
              <draw:polygon draw:style-name="gr190" draw:text-style-name="P8" draw:layer="layout" svg:width="0.14cm" svg:height="0.243cm" svg:x="13.579cm" svg:y="4.65cm" svg:viewBox="0 0 141 244" draw:points="0,163 0,0 141,81 141,244">
                <text:p/>
              </draw:polygon>
              <draw:line draw:style-name="gr191" draw:text-style-name="P8" draw:layer="layout" svg:x1="13.297cm" svg:y1="4.487cm" svg:x2="13.297cm" svg:y2="4.975cm">
                <text:p/>
              </draw:line>
              <draw:line draw:style-name="gr192" draw:text-style-name="P8" draw:layer="layout" svg:x1="13.157cm" svg:y1="4.406cm" svg:x2="13.157cm" svg:y2="4.894cm">
                <text:p/>
              </draw:line>
              <draw:line draw:style-name="gr193" draw:text-style-name="P8" draw:layer="layout" svg:x1="13.016cm" svg:y1="4.324cm" svg:x2="13.016cm" svg:y2="4.812cm">
                <text:p/>
              </draw:line>
              <draw:line draw:style-name="gr194" draw:text-style-name="P8" draw:layer="layout" svg:x1="12.875cm" svg:y1="4.243cm" svg:x2="12.875cm" svg:y2="4.731cm">
                <text:p/>
              </draw:line>
              <draw:line draw:style-name="gr195" draw:text-style-name="P8" draw:layer="layout" svg:x1="12.734cm" svg:y1="4.162cm" svg:x2="12.734cm" svg:y2="4.65cm">
                <text:p/>
              </draw:line>
              <draw:polygon draw:style-name="gr196" draw:text-style-name="P8" draw:layer="layout" svg:width="0.14cm" svg:height="0.894cm" svg:x="12.453cm" svg:y="3.836cm" svg:viewBox="0 0 141 895" draw:points="0,814 0,0 141,81 141,895">
                <text:p/>
              </draw:polygon>
              <draw:polygon draw:style-name="gr197" draw:text-style-name="P8" draw:layer="layout" svg:width="0.14cm" svg:height="0.894cm" svg:x="15.056cm" svg:y="5.341cm" svg:viewBox="0 0 141 895" draw:points="0,814 0,0 141,81 141,895">
                <text:p/>
              </draw:polygon>
              <draw:polygon draw:style-name="gr198" draw:text-style-name="P8" draw:layer="layout" svg:width="4.713cm" svg:height="3.537cm" svg:x="12.453cm" svg:y="2.698cm" svg:viewBox="0 0 4714 3538" draw:points="0,1952 0,1138 141,1220 2251,0 4714,1423 4714,2236 2743,3375 2743,3538">
                <text:p/>
              </draw:polygon>
            </draw:g>
          </draw:g>
          <draw:g>
            <draw:polygon draw:style-name="gr199" draw:text-style-name="P8" draw:layer="layout" svg:width="0.577cm" svg:height="1.061cm" svg:x="15.741cm" svg:y="5.12cm" svg:viewBox="0 0 578 1062" draw:points="0,729 0,0 578,333 578,1062">
              <text:p/>
            </draw:polygon>
            <draw:polygon draw:style-name="gr200" draw:text-style-name="P8" draw:layer="layout" svg:width="0.577cm" svg:height="1.061cm" svg:x="16.319cm" svg:y="5.12cm" svg:viewBox="0 0 578 1062" draw:points="0,1062 0,333 578,0 578,729">
              <text:p/>
            </draw:polygon>
            <draw:polygon draw:style-name="gr201" draw:text-style-name="P8" draw:layer="layout" svg:width="1.154cm" svg:height="0.667cm" svg:x="15.741cm" svg:y="4.786cm" svg:viewBox="0 0 1155 668" draw:points="578,668 0,333 578,0 1155,333">
              <text:p/>
            </draw:polygon>
            <draw:polygon draw:style-name="gr202" draw:text-style-name="P8" draw:layer="layout" svg:width="1.154cm" svg:height="1.395cm" svg:x="15.741cm" svg:y="4.786cm" svg:viewBox="0 0 1155 1396" draw:points="0,1062 0,333 578,0 1155,333 1155,1062 578,1396">
              <text:p/>
            </draw:polygon>
            <draw:polyline draw:style-name="gr203" draw:text-style-name="P8" draw:layer="layout" svg:width="0.471cm" svg:height="0.302cm" svg:x="16.371cm" svg:y="5.241cm" svg:viewBox="0 0 472 303" draw:points="0,273 105,213 106,303 210,243 210,152 262,122 262,213 315,183 315,91 367,61 368,152 420,122 420,30 472,0">
              <text:p/>
            </draw:polyline>
            <draw:polyline draw:style-name="gr204" draw:text-style-name="P8" draw:layer="layout" svg:width="0.471cm" svg:height="0.272cm" svg:x="16.371cm" svg:y="5.454cm" svg:viewBox="0 0 472 273" draw:points="0,213 53,183 53,273 158,213 158,122 210,91 210,183 315,122 315,30 367,0 368,91 472,30">
              <text:p/>
            </draw:polyline>
            <draw:polyline draw:style-name="gr205" draw:text-style-name="P8" draw:layer="layout" svg:width="0.471cm" svg:height="0.333cm" svg:x="16.371cm" svg:y="5.576cm" svg:viewBox="0 0 472 334" draw:points="0,334 105,273 105,183 210,122 210,213 367,122 367,31 420,0 420,91 472,61">
              <text:p/>
            </draw:polyline>
            <draw:polyline draw:style-name="gr206" draw:text-style-name="P8" draw:layer="layout" svg:width="0.471cm" svg:height="0.333cm" svg:x="16.371cm" svg:y="5.727cm" svg:viewBox="0 0 472 334" draw:points="0,334 53,303 52,213 157,152 158,243 262,183 262,91 315,61 315,152 367,122 367,31 420,0 420,91 472,61">
              <text:p/>
            </draw:polyline>
            <draw:polyline draw:style-name="gr207" draw:text-style-name="P8" draw:layer="layout" svg:width="0.472cm" svg:height="0.606cm" svg:x="15.794cm" svg:y="5.454cm" svg:viewBox="0 0 473 607" draw:points="0,303 53,333 105,273 158,30 262,0 315,122 368,303 368,486 420,577 473,607">
              <text:p/>
            </draw:polyline>
            <draw:polyline draw:style-name="gr208" draw:text-style-name="P8" draw:layer="layout" svg:width="0.472cm" svg:height="0.333cm" svg:x="15.794cm" svg:y="5.636cm" svg:viewBox="0 0 473 334" draw:points="0,61 53,91 105,30 210,0 262,30 315,122 368,213 420,303 473,334">
              <text:p/>
            </draw:polyline>
            <draw:line draw:style-name="gr209" draw:text-style-name="P8" draw:layer="layout" svg:x1="15.794cm" svg:y1="5.363cm" svg:x2="16.267cm" svg:y2="5.636cm">
              <text:p/>
            </draw:line>
            <draw:polygon draw:style-name="gr210" draw:text-style-name="P8" draw:layer="layout" svg:width="0.472cm" svg:height="0.879cm" svg:x="15.794cm" svg:y="5.211cm" svg:viewBox="0 0 473 880" draw:points="0,607 0,0 473,273 473,880">
              <text:p/>
            </draw:polygon>
          </draw:g>
        </draw:g>
        <draw:connector draw:style-name="gr211" draw:text-style-name="P1" draw:layer="Details" svg:x1="9.704cm" svg:y1="8.051cm" svg:x2="13.69cm" svg:y2="5.641cm" svg:d="M9704 8051h2244v-2410h1742" svg:viewBox="0 0 3987 2411">
          <text:p/>
        </draw:connector>
        <draw:connector draw:style-name="gr212" draw:text-style-name="P1" draw:layer="Details" svg:x1="16.701cm" svg:y1="6.236cm" svg:x2="20.258cm" svg:y2="7.56cm" svg:d="M16701 6236h1779v1324h1778" svg:viewBox="0 0 3558 1325">
          <text:p/>
        </draw:connector>
        <draw:connector draw:style-name="gr213" draw:text-style-name="P1" draw:layer="Details" svg:x1="22.209cm" svg:y1="8.884cm" svg:x2="15.186cm" svg:y2="6.336cm" svg:d="M22209 8884v520h-7023v-3068" svg:viewBox="0 0 7024 3069">
          <text:p/>
        </draw:connector>
        <draw:frame draw:style-name="gr214" draw:text-style-name="P9" draw:layer="Details" svg:width="3.578cm" svg:height="1.238cm" svg:x="22.369cm" svg:y="12.269cm">
          <draw:text-box>
            <text:p text:style-name="P9"><text:span text:style-name="T1">Config node</text:span></text:p>
            <text:p text:style-name="P9"><text:span text:style-name="T2">CentOS Ansible</text:span></text:p>
          </draw:text-box>
        </draw:frame>
        <draw:frame draw:style-name="gr215" draw:text-style-name="P9" draw:layer="Details" svg:width="4.516cm" svg:height="1.28cm" svg:x="6.279cm" svg:y="12.841cm">
          <draw:text-box>
            <text:p text:style-name="P9"><text:span text:style-name="T1">Router + Firewall</text:span></text:p>
            <text:p text:style-name="P9"><text:span text:style-name="T2">CentOS IPtables</text:span></text:p>
          </draw:text-box>
        </draw:frame>
        <draw:frame draw:style-name="gr216" draw:text-style-name="P9" draw:layer="Details" svg:width="2.319cm" svg:height="1.274cm" svg:x="23.301cm" svg:y="6.156cm">
          <draw:text-box>
            <text:p text:style-name="P9"><text:span text:style-name="T1">ADS</text:span></text:p>
            <text:p text:style-name="P9"><text:span text:style-name="T2">CentOS</text:span></text:p>
          </draw:text-box>
        </draw:frame>
        <draw:frame draw:style-name="gr217" draw:layer="Details" svg:width="4.136cm" svg:height="1.238cm" svg:x="3.749cm" svg:y="6.117cm">
          <draw:text-box>
            <text:p><text:span text:style-name="T1">Reverse Proxy</text:span></text:p>
            <text:p><text:span text:style-name="T3">CentOS + Apache</text:span></text:p>
          </draw:text-box>
        </draw:frame>
        <draw:frame draw:style-name="gr218" draw:text-style-name="P9" draw:layer="Details" svg:width="2.831cm" svg:height="1.238cm" svg:x="10.742cm" svg:y="2.937cm">
          <draw:text-box>
            <text:p text:style-name="P9"><text:span text:style-name="T1">Lab Node</text:span></text:p>
            <text:p text:style-name="P9"><text:span text:style-name="T2">Ubuntu</text:span></text:p>
          </draw:text-box>
        </draw:frame>
        <draw:line draw:style-name="gr219" draw:text-style-name="P1" draw:layer="Details" svg:x1="9.895cm" svg:y1="8.016cm" svg:x2="9.895cm" svg:y2="6.35cm">
          <text:p/>
        </draw:line>
        <draw:line draw:style-name="gr219" draw:text-style-name="P1" draw:layer="Details" svg:x1="16.912cm" svg:y1="9.42cm" svg:x2="16.92cm" svg:y2="7.924cm">
          <text:p/>
        </draw:line>
        <draw:line draw:style-name="gr219" draw:text-style-name="P1" draw:layer="Details" svg:x1="19.314cm" svg:y1="7.568cm" svg:x2="19.315cm" svg:y2="6.112cm">
          <text:p/>
        </draw:line>
        <draw:frame draw:style-name="gr220" draw:text-style-name="P10" draw:layer="Details" svg:width="1.852cm" svg:height="1.039cm" svg:x="9.419cm" svg:y="5.265cm">
          <draw:text-box>
            <text:p text:style-name="P10"><text:span text:style-name="T4">TCP </text:span><text:span text:style-name="T5"><text:s/>80/443</text:span></text:p>
          </draw:text-box>
        </draw:frame>
        <draw:frame draw:style-name="gr221" draw:text-style-name="P10" draw:layer="Details" svg:width="1.204cm" svg:height="1.039cm" svg:x="16.391cm" svg:y="6.972cm">
          <draw:text-box>
            <text:p text:style-name="P10"><text:span text:style-name="T4">TCP</text:span></text:p>
            <text:p text:style-name="P10"><text:span text:style-name="T5">22</text:span></text:p>
          </draw:text-box>
        </draw:frame>
        <draw:frame draw:style-name="gr222" draw:text-style-name="P10" draw:layer="Details" svg:width="1.322cm" svg:height="1.039cm" svg:x="18.694cm" svg:y="5.186cm">
          <draw:text-box>
            <text:p text:style-name="P10"><text:span text:style-name="T4">TCP</text:span></text:p>
            <text:p text:style-name="P10"><text:span text:style-name="T5">9089</text:span></text:p>
          </draw:text-box>
        </draw:frame>
        <draw:g>
          <draw:custom-shape draw:style-name="gr223" draw:text-style-name="P6" draw:layer="layout" svg:width="3.281cm" svg:height="3.266cm" svg:x="15.082cm" svg:y="15.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24" draw:text-style-name="P5" draw:layer="layout" svg:width="2.005cm" svg:height="3.055cm" svg:x="15.811cm" svg:y="15.675cm" svg:viewBox="0 0 2006 3056" draw:points="0,211 365,211 546,105 912,0 1458,211 1094,211 1275,526 729,1054 546,1159 365,1265 729,1475 912,1686 1458,1686 2006,2003 1641,2633 1094,3056 1094,2424 729,2003 912,1791 546,1475 183,1370 0,949">
            <text:p/>
          </draw:polygon>
          <draw:path draw:style-name="gr225" draw:text-style-name="P5" draw:layer="layout" svg:width="0.828cm" svg:height="1.391cm" svg:x="17.452cm" svg:y="15.864cm" svg:viewBox="0 0 829 1392" svg:d="M729 1392v-105l-183-316v-316l-181-421-365-212c365-211 1094 1159 729 1370z">
            <text:p/>
          </draw:path>
          <draw:g>
            <draw:line draw:style-name="gr226" draw:text-style-name="P5" draw:layer="layout" svg:x1="16.54cm" svg:y1="17.677cm" svg:x2="16.357cm" svg:y2="16.94cm">
              <text:p/>
            </draw:line>
            <draw:line draw:style-name="gr227" draw:text-style-name="P5" draw:layer="layout" svg:x1="16.54cm" svg:y1="17.676cm" svg:x2="16.723cm" svg:y2="17.15cm">
              <text:p/>
            </draw:line>
            <draw:line draw:style-name="gr228" draw:text-style-name="P5" draw:layer="layout" svg:x1="16.906cm" svg:y1="17.676cm" svg:x2="16.723cm" svg:y2="17.15cm">
              <text:p/>
            </draw:line>
            <draw:line draw:style-name="gr229" draw:text-style-name="P5" draw:layer="layout" svg:x1="16.905cm" svg:y1="17.677cm" svg:x2="17.088cm" svg:y2="16.94cm">
              <text:p/>
            </draw:line>
          </draw:g>
          <draw:g>
            <draw:line draw:style-name="gr230" draw:text-style-name="P5" draw:layer="layout" svg:x1="17.635cm" svg:y1="17.677cm" svg:x2="17.452cm" svg:y2="16.94cm">
              <text:p/>
            </draw:line>
            <draw:line draw:style-name="gr231" draw:text-style-name="P5" draw:layer="layout" svg:x1="17.634cm" svg:y1="17.676cm" svg:x2="17.817cm" svg:y2="17.15cm">
              <text:p/>
            </draw:line>
            <draw:line draw:style-name="gr232" draw:text-style-name="P5" draw:layer="layout" svg:x1="18cm" svg:y1="17.676cm" svg:x2="17.817cm" svg:y2="17.15cm">
              <text:p/>
            </draw:line>
            <draw:line draw:style-name="gr233" draw:text-style-name="P5" draw:layer="layout" svg:x1="17.998cm" svg:y1="17.677cm" svg:x2="18.181cm" svg:y2="16.94cm">
              <text:p/>
            </draw:line>
          </draw:g>
          <draw:g>
            <draw:line draw:style-name="gr234" draw:text-style-name="P5" draw:layer="layout" svg:x1="15.448cm" svg:y1="17.677cm" svg:x2="15.265cm" svg:y2="16.94cm">
              <text:p/>
            </draw:line>
            <draw:line draw:style-name="gr235" draw:text-style-name="P5" draw:layer="layout" svg:x1="15.447cm" svg:y1="17.676cm" svg:x2="15.63cm" svg:y2="17.15cm">
              <text:p/>
            </draw:line>
            <draw:line draw:style-name="gr236" draw:text-style-name="P5" draw:layer="layout" svg:x1="15.811cm" svg:y1="17.676cm" svg:x2="15.628cm" svg:y2="17.15cm">
              <text:p/>
            </draw:line>
            <draw:line draw:style-name="gr237" draw:text-style-name="P5" draw:layer="layout" svg:x1="15.811cm" svg:y1="17.677cm" svg:x2="15.994cm" svg:y2="16.94cm">
              <text:p/>
            </draw:line>
          </draw:g>
        </draw:g>
        <draw:connector draw:style-name="gr211" draw:text-style-name="P1" draw:layer="layout" svg:x1="15.644cm" svg:y1="15.677cm" svg:x2="12.569cm" svg:y2="13.84cm" draw:end-shape="id1" draw:end-glue-point="2" svg:d="M15644 15677v-658h-3075v-1179" svg:viewBox="0 0 3076 1838">
          <text:p/>
        </draw:connector>
        <draw:connector draw:style-name="gr213" draw:text-style-name="P1" draw:layer="layout" draw:line-skew="0.33cm" svg:x1="17.463cm" svg:y1="15.644cm" svg:x2="20.487cm" svg:y2="13.205cm" draw:end-shape="id2" draw:end-glue-point="2" svg:d="M17463 15644v-629h3024v-1810" svg:viewBox="0 0 3025 2440">
          <text:p/>
        </draw:connector>
        <draw:connector draw:style-name="gr238" draw:text-style-name="P1" draw:layer="Details" draw:line-skew="0.417cm" svg:x1="12.569cm" svg:y1="11.59cm" svg:x2="7.951cm" svg:y2="9.27cm" draw:start-shape="id1" draw:start-glue-point="0" draw:end-shape="id3" draw:end-glue-point="2" svg:d="M12569 11590v-742h-4618v-1578" svg:viewBox="0 0 4619 2321">
          <text:p/>
        </draw:connector>
        <draw:connector draw:style-name="gr239" draw:text-style-name="P1" draw:layer="Details" svg:x1="18.735cm" svg:y1="11.986cm" svg:x2="14.98cm" svg:y2="10.437cm" draw:start-shape="id2" draw:start-glue-point="3" draw:end-shape="id4" draw:end-glue-point="2" svg:d="M18735 11986h-3755v-1549" svg:viewBox="0 0 3756 15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Greyscale_20_Linear_20_B" draw:display-name="Greyscale Linear B" draw:style="linear" draw:start-color="#000000" draw:end-color="#ffffff" draw:start-intensity="100%" draw:end-intensity="100%" draw:angle="1800" draw:border="1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Blue_20_Linear_20_T" draw:display-name="Light Blue Linear T" draw:style="linear" draw:start-color="#93d4f0" draw:end-color="#e9f6fc" draw:start-intensity="100%" draw:end-intensity="100%" draw:angle="0" draw:border="10%"/>
    <draw:gradient draw:name="Light_20_Blue_20_Square_20_BR" draw:display-name="Light Blue Square BR" draw:style="square" draw:cx="30%" draw:cy="30%" draw:start-color="#93d4f0" draw:end-color="#e9f6fc" draw:start-intensity="100%" draw:end-intensity="100%" draw:angle="0" draw:border="0%"/>
    <draw:gradient draw:name="Light_20_Grey_20_Linear_20_B" draw:display-name="Light Grey Linear B" draw:style="linear" draw:start-color="#b3b3b3" draw:end-color="#e5e5e5" draw:start-intensity="100%" draw:end-intensity="100%" draw:angle="18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R" draw:display-name="Light Grey Linear R" draw:style="linear" draw:start-color="#b3b3b3" draw:end-color="#e5e5e5" draw:start-intensity="100%" draw:end-intensity="100%" draw:angle="27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Light_20_Orange_20_Axial_20_H" draw:display-name="Light Orange Axial H" draw:style="axial" draw:start-color="#fef4e8" draw:end-color="#fbc98e" draw:start-intensity="100%" draw:end-intensity="100%" draw:angle="900" draw:border="0%"/>
    <draw:gradient draw:name="Light_20_Orange_20_Square_20_BR" draw:display-name="Light Orange Square BR" draw:style="square" draw:cx="30%" draw:cy="30%" draw:start-color="#fbc98e" draw:end-color="#fef4e8" draw:start-intensity="100%" draw:end-intensity="100%" draw:angle="0" draw:border="0%"/>
    <draw:gradient draw:name="Light_20_Purple_20_Square_20_BR" draw:display-name="Light Purple Square BR" draw:style="square" draw:cx="30%" draw:cy="30%" draw:start-color="#c893c7" draw:end-color="#f4e9f3" draw:start-intensity="100%" draw:end-intensity="100%" draw:angle="0" draw:border="0%"/>
    <draw:gradient draw:name="Light_20_Red_20_Axial_20_H" draw:display-name="Light Red Axial H" draw:style="axial" draw:start-color="#f8e8ea" draw:end-color="#de8e96" draw:start-intensity="100%" draw:end-intensity="100%" draw:angle="900" draw:border="0%"/>
    <draw:gradient draw:name="VRT_20_Light_20_Linear_20_T" draw:display-name="VRT Light Linear T" draw:style="linear" draw:start-color="#0073bc" draw:end-color="#7fb9dd" draw:start-intensity="100%" draw:end-intensity="100%" draw:angle="0" draw:border="1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etails">
        <svg:title>Details</svg:title>
        <svg:desc>Contains details, like subnet, IP addresses, ports details.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7T15:48:30.160906160</meta:creation-date>
    <dc:date>2015-08-17T17:22:16.443749487</dc:date>
    <meta:editing-duration>PT1H33M31S</meta:editing-duration>
    <meta:editing-cycles>33</meta:editing-cycles>
    <meta:generator>LibreOffice/4.3.7.2$FreeBSD_X86_64 LibreOffice_project/430m0$Build-2</meta:generator>
    <meta:document-statistic meta:object-count="270"/>
  </office:meta>
</office:document-meta>
</file>